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lgo: Main game</text:span></text:p>
      <text:p text:style-name="P1"/>
      <text:p text:style-name="P1"><draw:rect text:anchor-type="as-char" svg:y="0in" draw:z-index="0" draw:style-name="gr1" draw:text-style-name="P3" svg:width="0.0012in" svg:height="0.0213in"><text:p/></draw:rect></text:p>
      <text:p text:style-name="P1">Legend using llorrds weird markup:</text:p>
      <text:p text:style-name="P1">~number = just a random number will probably change but I give one as example and idea off scope</text:p>
      <text:p text:style-name="P1"/>
      <text:p text:style-name="P1"><draw:rect text:anchor-type="as-char" svg:y="0in" draw:z-index="1" draw:style-name="gr1" draw:text-style-name="P3" svg:width="0.0012in" svg:height="0.0213in"><text:p/></draw:rect></text:p>
      <text:p text:style-name="P1"/>
      <text:p text:style-name="P1"/>
      <text:p text:style-name="P1"><text:span text:style-name="T2">Target generation</text:span></text:p>
      <text:p text:style-name="P1">generate target at a random location on screen, target assumes new random location after [interval] of time has passed; where interval of time drastically decreases as the game goes on.</text:p>
      <text:p text:style-name="P1"/>
      <text:p text:style-name="P1"><text:span text:style-name="T2">The Mag state of player’s ‘gun’</text:span></text:p>
      <text:p text:style-name="P1">the player has a mag of ~10 clicks after hitting ~6 consistent clicks the mag get refilled to 10 instantly.<text:line-break/>otherwise when the mag gets empty the player has to reload (by pressing R)<text:line-break/>the player can reload at any time but reloading will take ~1.3 sec</text:p>
      <text:p text:style-name="P1"/>
      <text:p text:style-name="P1"><text:span text:style-name="T2">The Overall countdown &amp; game over</text:span></text:p>
      <text:p text:style-name="P1">As soon as the game start a ~18 sec timer will start to run down.</text:p>
      <text:p text:style-name="P1">Each time the player hits a target the timer will reset.</text:p>
      <text:p text:style-name="P1">If the timer reaches 0 then it will be game over</text:p>
      <text:p text:style-name="P1"/>
      <text:p text:style-name="P1"><text:span text:style-name="T2">Calculation score</text:span></text:p>
      <text:p text:style-name="P1">Each time the player hits a target his score will increase. this would be a local variable “score” if the player dies the game will end and the player will see a game over screen containing;<text:line-break/>His score, his lifespan, amount of misclicks, and a try again button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l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l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5" meta:word-count="205" meta:character-count="1106" meta:non-whitespace-character-count="914"/>
    <meta:generator>LibreOfficeDev/5.1.0.3$Linux_X86_64 LibreOffice_project/</meta:generator>
  </office:meta>
</office:document-meta>
</file>